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4b21"/>
    </style:style>
    <style:style style:name="P6" style:family="paragraph" style:parent-style-name="Text_20_body">
      <style:text-properties officeooo:rsid="00682e87" officeooo:paragraph-rsid="00682e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82e87" style:font-weight-asian="bold" style:font-weight-complex="bold"/>
    </style:style>
    <style:style style:name="T4" style:family="text">
      <style:text-properties officeooo:rsid="007813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710611700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7710613088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la velocidad de un puerto SATA</text:span></text:p>
          </table:table-cell>
        </table:table-row>
      </table:table>
      <text:p text:style-name="Text_20_body"/>
      <text:p text:style-name="P6"><text:span text:style-name="T1">SATA =</text:span> 150 MB/s</text:p>
      <text:p text:style-name="P6">SATA II= 300 MB/s</text:p>
      <text:p text:style-name="P6">SATA III= 600 MB/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09:47.956000000</dc:date>
    <meta:editing-duration>PT9H6M47S</meta:editing-duration>
    <meta:editing-cycles>15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8" meta:word-count="26" meta:character-count="126" meta:non-whitespace-character-count="106"/>
  </office:meta>
</office:document-meta>
</file>